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NewChapter" style:master-page-name="OOoPageStyle">
      <style:paragraph-properties style:page-number="auto"/>
    </style:style>
    <style:style style:name="P18" style:family="paragraph" style:parent-style-name="OOoList_20_1_20_Start">
      <style:paragraph-properties loext:contextual-spacing="false" fo:margin-top="0in" fo:margin-bottom="0.0236in"/>
      <style:text-properties fo:language="en" fo:country="US"/>
    </style:style>
    <style:style style:name="P19" style:family="paragraph" style:parent-style-name="OOoList_20_1_20_Cont.">
      <style:paragraph-properties fo:margin-top="0in" fo:margin-bottom="0.0236in"/>
      <style:text-properties fo:language="en" fo:country="US"/>
    </style:style>
    <style:style style:name="P20" style:family="paragraph" style:parent-style-name="OOoList_20_1_20_End">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427911493211048112" text:style-name="OOoBullets_20_1">
        <text:list-item>
          <text:p text:style-name="P18">Writer (word processing)</text:p>
        </text:list-item>
        <text:list-item>
          <text:p text:style-name="P19">Calc (spreadsheets)</text:p>
        </text:list-item>
        <text:list-item>
          <text:p text:style-name="P19">Impress (presentations)</text:p>
        </text:list-item>
        <text:list-item>
          <text:p text:style-name="P19">Draw (vector graphics)</text:p>
        </text:list-item>
        <text:list-item>
          <text:p text:style-name="P19">Base (database)</text:p>
        </text:list-item>
        <text:list-item>
          <text:p text:style-name="P20">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1008057888"/>Help system<text:alphabetical-index-mark-end text:id="IMark1008057888"/>.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1008058224"/><text:span text:style-name="T4">support</text:span><text:alphabetical-index-mark-end text:id="IMark1008058224"/><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6T14:06:14.04</dc:date>
    <dc:creator>Keith McKenna</dc:creator>
    <meta:editing-duration>PT8H40M24S</meta:editing-duration>
    <meta:editing-cycles>44</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